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2.118cm"/>
    </style:style>
    <style:style style:name="co11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933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272cm"/>
    </style:style>
    <style:style style:name="co27" style:family="table-column">
      <style:table-column-properties fo:break-before="auto" style:column-width="1.552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ce5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3" style:family="text">
      <style:text-properties style:font-size-asian="9pt" style:font-size-complex="9pt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9" table:default-cell-style-name="ce5"/>
        <table:table-column table:style-name="co23" table:default-cell-style-name="ce5"/>
        <table:table-column table:style-name="co24" table:default-cell-style-name="ce5"/>
        <table:table-column table:style-name="co22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2" table:number-columns-repeated="1011" table:default-cell-style-name="ce5"/>
        <table:table-row table:style-name="ro4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4">на момент</text:span>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4">больший</text:span></text:p>
            <text:p><text:span text:style-name="T4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2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обычная чёрная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(усиленная красная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float" office:value="159" calcext:value-type="float">
            <text:p>159</text:p>
          </table:table-cell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32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2" table:number-columns-repeated="1021" table:default-cell-style-name="ce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2" table:number-columns-repeated="1020" table:default-cell-style-name="ce5"/>
        <table:table-row table:style-name="ro3">
          <table:table-cell table:style-name="ce14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.00.0000</text:date>, <text:time style:data-style-name="N2" text:time-value="14:39:48.0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2-11T15:34:03.840000000</dc:date>
    <meta:editing-duration>P9DT13H21M38S</meta:editing-duration>
    <meta:editing-cycles>3992</meta:editing-cycles>
    <meta:document-statistic meta:table-count="3" meta:cell-count="615" meta:object-count="0"/>
    <meta:user-defined meta:name="qrichtext">1</meta:user-defined>
  </office:meta>
</office:document-meta>
</file>